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0F01D696406078BE323.png" manifest:media-type="image/png"/>
  <manifest:file-entry manifest:full-path="Pictures/10000000000002B2000002E750F1F1FF6B8D7961.png" manifest:media-type="image/png"/>
  <manifest:file-entry manifest:full-path="Pictures/1000020100000413000004007522B574395A425F.png" manifest:media-type="image/png"/>
  <manifest:file-entry manifest:full-path="Pictures/1000000000000236000001A9424B8C5BC5BA82F5.png" manifest:media-type="image/png"/>
  <manifest:file-entry manifest:full-path="Pictures/10000000000002E70000027AEC87CFF23A28776D.png" manifest:media-type="image/png"/>
  <manifest:file-entry manifest:full-path="Pictures/10000201000009F500000CE86C35772AF21927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4.1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4.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6.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svg:stroke-color="#ffffcc" draw:fill-color="#ffffff" draw:textarea-horizontal-align="justify" draw:textarea-vertical-align="middle" draw:auto-grow-height="false" fo:min-height="5.75cm" fo:min-width="26.3cm"/>
    </style:style>
    <style:style style:name="gr11" style:family="graphic" style:parent-style-name="standard">
      <style:graphic-properties draw:stroke="dash" svg:stroke-color="#006600" draw:fill-color="#ffffff" draw:textarea-horizontal-align="justify" draw:textarea-vertical-align="middle" draw:auto-grow-height="false" fo:min-height="5.706cm" fo:min-width="17.656cm"/>
    </style:style>
    <style:style style:name="gr12" style:family="graphic" style:parent-style-name="standard">
      <style:graphic-properties svg:stroke-color="#006600" draw:fill-color="#ffffff" draw:textarea-horizontal-align="justify" draw:textarea-vertical-align="middle" draw:auto-grow-height="false" fo:min-height="1.194cm" fo:min-width="3.344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654cm" fo:min-width="3.404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ffffff" draw:fill-color="#caefa5" draw:textarea-horizontal-align="justify" draw:textarea-vertical-align="middle" draw:auto-grow-height="false" fo:min-height="1.376cm" fo:min-width="4.026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svg:stroke-color="#006600" draw:fill-color="#669966" draw:textarea-horizontal-align="justify" draw:textarea-vertical-align="middle" draw:auto-grow-height="false" fo:min-height="0.85cm" fo:min-width="0.72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6600" draw:fill-color="#ffffcc" draw:textarea-horizontal-align="justify" draw:textarea-vertical-align="middle" draw:auto-grow-height="false" fo:min-height="5.65cm" fo:min-width="26.8cm"/>
    </style:style>
    <style:style style:name="gr20" style:family="graphic" style:parent-style-name="standard">
      <style:graphic-properties svg:stroke-color="#006600" draw:fill-color="#009933" draw:textarea-horizontal-align="justify" draw:textarea-vertical-align="middle" draw:auto-grow-height="false" fo:min-height="0.017cm" fo:min-width="13.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style:font-name="LM Roman 12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style:font-name="LM Roman 12" fo:font-weight="bold" style:font-weight-asian="bold" style:font-weight-complex="bold"/>
    </style:style>
    <style:style style:name="P10" style:family="paragraph">
      <style:paragraph-properties fo:text-align="center"/>
      <style:text-properties style:font-name="LM Roman 1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>
      <loext:graphic-properties draw:fill-color="#ffffff"/>
      <style:paragraph-properties fo:text-align="center"/>
      <style:text-properties style:font-name="LM Roman 1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>
      <style:paragraph-properties fo:text-align="start"/>
      <style:text-properties style:font-name="LM Roman 1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>
      <loext:graphic-properties draw:fill-color="#caefa5"/>
      <style:paragraph-properties fo:text-align="start"/>
      <style:text-properties style:font-name="LM Roman 1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loext:graphic-properties draw:fill-color="#669966"/>
      <style:paragraph-properties fo:text-align="center"/>
    </style:style>
    <style:style style:name="P15" style:family="paragraph">
      <loext:graphic-properties draw:fill-color="#ffffcc"/>
      <style:paragraph-properties fo:text-align="center"/>
    </style:style>
    <style:style style:name="P16" style:family="paragraph">
      <loext:graphic-properties draw:fill-color="#009933"/>
      <style:paragraph-properties fo:text-align="center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M Roman 12" fo:language="en" fo:country="US" fo:font-weight="bold" style:font-weight-asian="bold" style:font-weight-complex="bold"/>
    </style:style>
    <style:style style:name="T9" style:family="text">
      <style:text-properties style:font-name="LM Roman 1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LM Roman 12" fo:font-size="15pt" fo:language="en" fo:country="US" fo:font-weight="bold" style:font-size-asian="15pt" style:font-weight-asian="bold" style:font-size-complex="15pt" style:font-weight-complex="bold"/>
    </style:style>
    <style:style style:name="T11" style:family="text">
      <style:text-properties style:font-name="LM Roman 12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LM Roman 1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5.622cm" svg:height="5.52cm" svg:x="10.278cm" svg:y="6.98cm">
          <draw:image xlink:href="Pictures/1000020100000413000004007522B574395A425F.png" xlink:type="simple" xlink:show="embed" xlink:actuate="onLoad">
            <text:p/>
          </draw:image>
        </draw:frame>
        <draw:custom-shape draw:style-name="gr2" draw:text-style-name="P3" draw:layer="layout" svg:width="7cm" svg:height="1.4cm" svg:x="5.4cm" svg:y="3.7cm">
          <text:p text:style-name="P2"><text:span text:style-name="T1">References</text:span> (<text:span text:style-name="T2">manager</text:span>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5.1cm" svg:x2="11.8cm" svg:y2="6.98cm">
          <text:p/>
        </draw:line>
        <draw:custom-shape draw:style-name="gr4" draw:text-style-name="P5" xml:id="id2" draw:id="id2" draw:layer="layout" svg:width="4.6cm" svg:height="3.4cm" svg:x="17.1cm" svg:y="13.5cm">
          <text:p text:style-name="P4"><text:span text:style-name="T3">Collaboration</text:span><text:span text:style-name="T4"> </text:span></text:p>
          <text:p text:style-name="P4">- <text:span text:style-name="T2">track</text:span> <text:span text:style-name="T2">changes</text:span></text:p>
          <text:p text:style-name="P4"><text:span text:style-name="T2">- emails</text:span></text:p>
          <text:p text:style-name="P4"><text:span text:style-name="T2">- dropbox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089cm" svg:y1="12.5cm" svg:x2="17.1cm" svg:y2="15.2cm" draw:start-shape="id1" draw:start-glue-point="2" draw:end-shape="id2" svg:d="M13089 12500v2700h4011" svg:viewBox="0 0 4012 2701">
          <text:p/>
        </draw:connector>
        <draw:connector draw:style-name="gr3" draw:text-style-name="P1" draw:layer="layout" svg:x1="19.4cm" svg:y1="13.5cm" svg:x2="15.9cm" svg:y2="9.74cm" draw:start-shape="id2" draw:start-glue-point="0" draw:end-shape="id1" draw:end-glue-point="1" svg:d="M19400 13500v-3760h-3500" svg:viewBox="0 0 3501 3761">
          <text:p/>
        </draw:connector>
        <draw:line draw:style-name="gr5" draw:text-style-name="P2" draw:layer="layout" svg:x1="15.9cm" svg:y1="9.5cm" svg:x2="19.88cm" svg:y2="6.674cm">
          <text:p/>
        </draw:line>
        <draw:custom-shape draw:style-name="gr6" draw:text-style-name="P5" draw:layer="layout" svg:width="5.4cm" svg:height="3.9cm" svg:x="20cm" svg:y="4.4cm">
          <text:p text:style-name="P4"><text:span text:style-name="T5">Version control</text:span></text:p>
          <text:p text:style-name="P4"><text:span text:style-name="T6">- final.doc</text:span></text:p>
          <text:p text:style-name="P4"><text:span text:style-name="T6">- final-final.doc</text:span></text:p>
          <text:p text:style-name="P4"><text:span text:style-name="T6">- really final.doc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cm" svg:height="2.4cm" svg:x="3.2cm" svg:y="12.7cm">
          <text:p text:style-name="P4"><text:span text:style-name="T5">External components</text:span></text:p>
          <text:p text:style-name="P2">(copy &amp; paste </text:p>
          <text:p text:style-name="P2">figures, tables, etc.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cm" svg:y1="12.7cm" svg:x2="10.278cm" svg:y2="9.7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1" draw:layer="layout" svg:width="12.058cm" svg:height="10.289cm" svg:x="1cm" svg:y="4.711cm">
          <draw:image xlink:href="Pictures/10000000000002E70000027AEC87CFF23A28776D.png" xlink:type="simple" xlink:show="embed" xlink:actuate="onLoad">
            <text:p/>
          </draw:image>
        </draw:frame>
        <draw:frame draw:style-name="gr1" draw:text-style-name="P1" draw:layer="layout" svg:width="11.506cm" svg:height="8.639cm" svg:x="14.2cm" svg:y="5.161cm">
          <draw:image xlink:href="Pictures/1000000000000236000001A9424B8C5BC5BA82F5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draw:style-name="gr1" draw:text-style-name="P1" draw:layer="layout" svg:width="8.486cm" svg:height="11cm" svg:x="16.288cm" svg:y="5.4cm">
          <draw:image xlink:href="Pictures/10000201000009F500000CE86C35772AF21927B8.png" xlink:type="simple" xlink:show="embed" xlink:actuate="onLoad">
            <text:p/>
          </draw:image>
        </draw:frame>
        <draw:frame draw:style-name="gr1" draw:text-style-name="P1" draw:layer="layout" svg:width="11.521cm" svg:height="12.405cm" svg:x="2.429cm" svg:y="4.046cm">
          <draw:image xlink:href="Pictures/10000000000002B2000002E750F1F1FF6B8D7961.png" xlink:type="simple" xlink:show="embed" xlink:actuate="onLoad">
            <text:p/>
          </draw:image>
        </draw:frame>
        <draw:frame draw:style-name="gr9" draw:text-style-name="P7" draw:layer="layout" svg:width="12cm" svg:height="1.673cm" svg:x="2cm" svg:y="17.997cm">
          <draw:text-box>
            <text:p><text:span text:style-name="T7">2011 - The </text:span><text:span text:style-name="T7">political </text:span><text:span text:style-name="T7">methodologist </text:span><text:span text:style-name="T7">18(2)2-8</text:span></text:p>
          </draw:text-box>
        </draw:frame>
        <draw:frame draw:style-name="gr9" draw:text-style-name="P7" draw:layer="layout" svg:width="12cm" svg:height="1.673cm" svg:x="16.2cm" svg:y="17.998cm">
          <draw:text-box>
            <text:p><text:span text:style-name="T7">www.plain-</text:span><text:span text:style-name="T7">text.c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0" draw:text-style-name="P3" draw:layer="layout" svg:width="26.8cm" svg:height="6cm" svg:x="0.3cm" svg:y="9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8.8cm" svg:height="6.6cm" svg:x="0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4" draw:id="id4" draw:layer="layout" svg:width="4cm" svg:height="1.6cm" svg:x="1.2cm" svg:y="4.6cm">
          <text:p text:style-name="P8"><text:span text:style-name="T8">Markd</text:span><text:span text:style-name="T8">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3" draw:id="id3" draw:layer="layout" svg:width="4cm" svg:height="1cm" svg:x="1.2cm" svg:y="2cm">
          <text:p text:style-name="P10"><text:span text:style-name="T9">Wri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s" svg:x1="3.2cm" svg:y1="3cm" svg:x2="3.2cm" svg:y2="4.6cm" draw:start-shape="id3" draw:start-glue-point="2" draw:end-shape="id4" draw:end-glue-point="0" svg:d="M3200 3000v502 597 501" svg:viewBox="0 0 1 1601">
          <text:p/>
        </draw:connector>
        <draw:custom-shape draw:style-name="gr12" draw:text-style-name="P9" xml:id="id6" draw:id="id6" draw:layer="layout" svg:width="4cm" svg:height="1.6cm" svg:x="8.401cm" svg:y="4.601cm">
          <text:p text:style-name="P8"><text:span text:style-name="T8">Zotero </text:span></text:p>
          <text:p text:style-name="P8"><text:span text:style-name="T10">BetterBibTex</text:span><text:span text:style-name="T8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5" draw:id="id5" draw:layer="layout" svg:width="4cm" svg:height="1cm" svg:x="8.401cm" svg:y="2.001cm">
          <text:p text:style-name="P10"><text:span text:style-name="T9">Ci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s" svg:x1="10.401cm" svg:y1="3.001cm" svg:x2="10.401cm" svg:y2="4.601cm" draw:start-shape="id5" draw:start-glue-point="2" draw:end-shape="id6" draw:end-glue-point="0" svg:d="M10401 3001v502 597 501" svg:viewBox="0 0 1 1601">
          <text:p/>
        </draw:connector>
        <draw:custom-shape draw:style-name="gr15" draw:text-style-name="P13" draw:layer="layout" svg:width="4.7cm" svg:height="1.8cm" svg:x="1.3cm" svg:y="11.5cm">
          <text:list text:style-name="L1">
            <text:list-item>
              <text:p text:style-name="P12"><text:span text:style-name="T11">Language-Markdown</text:span></text:p>
            </text:list-item>
            <text:list-item>
              <text:p text:style-name="P12"><text:span text:style-name="T11">Mk.-preview-enhanced</text:span></text:p>
            </text:list-item>
            <text:list-item>
              <text:p text:style-name="P12"><text:span text:style-name="T11">Wordcount</text:span></text:p>
            </text:list-item>
            <text:list-item>
              <text:p text:style-name="P12"><text:span text:style-name="T11">Spell-check</text:span></text:p>
            </text:list-item>
            <text:list-item>
              <text:p text:style-name="P12"><text:span text:style-name="T11">Pandoc-convert</text:span></text:p>
            </text:list-item>
          </text:list>
          <text:p text:style-name="P10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cm" svg:height="1.8cm" svg:x="7.725cm" svg:y="10.373cm">
          <text:list text:style-name="L1">
            <text:list-item>
              <text:p text:style-name="P12"><text:span text:style-name="T12">Zotero-Picker</text:span></text:p>
              <text:p text:style-name="P12"><text:span text:style-name="T9"/></text:p>
            </text:list-item>
          </text:list>
          <text:p text:style-name="P10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8" draw:id="id8" draw:layer="layout" svg:width="4cm" svg:height="1.6cm" svg:x="14.902cm" svg:y="4.602cm">
          <text:p text:style-name="P8"><text:span text:style-name="T8">R </text:span></text:p>
          <text:p text:style-name="P8"><text:span text:style-name="T10">Knitr/Kable</text:span><text:span text:style-name="T8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7" draw:id="id7" draw:layer="layout" svg:width="4cm" svg:height="1cm" svg:x="14.902cm" svg:y="2.002cm">
          <text:p text:style-name="P10"><text:span text:style-name="T9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s" svg:x1="16.902cm" svg:y1="3.002cm" svg:x2="16.902cm" svg:y2="4.602cm" draw:start-shape="id7" draw:start-glue-point="2" draw:end-shape="id8" draw:end-glue-point="0" svg:d="M16902 3002v502 597 501" svg:viewBox="0 0 1 1601">
          <text:p/>
        </draw:connector>
        <draw:custom-shape draw:style-name="gr12" draw:text-style-name="P9" xml:id="id10" draw:id="id10" draw:layer="layout" svg:width="4cm" svg:height="1.6cm" svg:x="22.003cm" svg:y="3.103cm">
          <text:p text:style-name="P8"><text:span text:style-name="T8">Git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9" draw:id="id9" draw:layer="layout" svg:width="4cm" svg:height="1cm" svg:x="22.003cm" svg:y="1.803cm">
          <text:p text:style-name="P10"><text:span text:style-name="T9">Version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401cm" svg:y1="5.401cm" svg:x2="5.2cm" svg:y2="5.4cm" draw:start-shape="id6" draw:start-glue-point="3" draw:end-shape="id4" draw:end-glue-point="1" svg:d="M8401 5401l-3201-1" svg:viewBox="0 0 3202 2">
          <text:p/>
        </draw:connector>
        <draw:connector draw:style-name="gr3" draw:text-style-name="P1" draw:layer="layout" svg:x1="16.902cm" svg:y1="6.202cm" svg:x2="3.2cm" svg:y2="6.2cm" draw:start-shape="id8" draw:start-glue-point="2" draw:end-shape="id4" draw:end-glue-point="2" svg:d="M16902 6202v555h-13702v-557" svg:viewBox="0 0 13703 558">
          <text:p/>
        </draw:connector>
        <draw:custom-shape draw:style-name="gr12" draw:text-style-name="P9" xml:id="id12" draw:id="id12" draw:layer="layout" svg:width="4cm" svg:height="1.6cm" svg:x="22.004cm" svg:y="5.504cm">
          <text:p text:style-name="P8"><text:span text:style-name="T8">Github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1" draw:id="id11" draw:layer="layout" svg:width="4cm" svg:height="1cm" svg:x="22.004cm" svg:y="7.504cm">
          <text:p text:style-name="P10"><text:span text:style-name="T9">Collab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4.003cm" svg:y1="2.803cm" svg:x2="24.003cm" svg:y2="3.103cm" draw:start-shape="id9" draw:start-glue-point="2" draw:end-shape="id10" draw:end-glue-point="0" svg:d="M24003 2803v300" svg:viewBox="0 0 1 301">
          <text:p/>
        </draw:connector>
        <draw:connector draw:style-name="gr3" draw:text-style-name="P1" draw:layer="layout" draw:type="line" svg:x1="24.004cm" svg:y1="7.504cm" svg:x2="24.004cm" svg:y2="7.104cm" draw:start-shape="id11" draw:start-glue-point="0" draw:end-shape="id12" draw:end-glue-point="2" svg:d="M24004 7504v-400" svg:viewBox="0 0 1 401">
          <text:p/>
        </draw:connector>
        <draw:connector draw:style-name="gr16" draw:text-style-name="P1" draw:layer="layout" draw:type="line" svg:x1="24.003cm" svg:y1="4.703cm" svg:x2="24.004cm" svg:y2="5.504cm" draw:start-shape="id10" draw:start-glue-point="2" draw:end-shape="id12" draw:end-glue-point="0" svg:d="M24003 4703l1 801" svg:viewBox="0 0 2 802">
          <text:p/>
        </draw:connector>
        <draw:custom-shape draw:style-name="gr17" draw:text-style-name="P14" draw:layer="layout" svg:width="1.4cm" svg:height="2.2cm" svg:x="20.1cm" svg:y="4cm">
          <text:p/>
          <draw:enhanced-geometry svg:viewBox="0 0 21600 21600" draw:text-areas="?f7 ?f0 21600 ?f2" draw:type="left-arrow" draw:modifiers="10113.9186295503 5505.4975011358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4.7cm" svg:height="1.8cm" svg:x="14.626cm" svg:y="10.746cm">
          <text:list text:style-name="L1">
            <text:list-item>
              <text:p text:style-name="P12"><text:span text:style-name="T12">R box</text:span></text:p>
            </text:list-item>
            <text:list-item>
              <text:p text:style-name="P12"><text:span text:style-name="T12">Hydrogen</text:span></text:p>
              <text:p text:style-name="P12"><text:span text:style-name="T9"/></text:p>
            </text:list-item>
          </text:list>
          <text:p text:style-name="P10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cm" svg:height="1.8cm" svg:x="21.127cm" svg:y="11.719cm">
          <text:list text:style-name="L1">
            <text:list-item>
              <text:p text:style-name="P12"><text:span text:style-name="T12">Git-plus</text:span></text:p>
            </text:list-item>
            <text:list-item>
              <text:p text:style-name="P12"><text:span text:style-name="T12">Time-machine</text:span></text:p>
            </text:list-item>
            <text:list-item>
              <text:p text:style-name="P12"><text:span text:style-name="T12">Git-diff-details</text:span></text:p>
            </text:list-item>
            <text:list-item>
              <text:p text:style-name="P12"><text:span text:style-name="T12">...many others</text:span></text:p>
              <text:p text:style-name="P12"><text:span text:style-name="T9"/></text:p>
            </text:list-item>
          </text:list>
          <text:p text:style-name="P10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5.525cm" svg:height="2.762cm" draw:transform="rotate (1.5690509975429) translate (25.473cm 15.595cm)">
          <draw:image xlink:href="Pictures/10000201000001E0000000F01D696406078BE323.png" xlink:type="simple" xlink:show="embed" xlink:actuate="onLoad">
            <text:p/>
          </draw:image>
        </draw:frame>
        <draw:custom-shape draw:style-name="gr19" draw:text-style-name="P15" draw:layer="layout" svg:width="27.3cm" svg:height="5.9cm" svg:x="0.4cm" svg:y="9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7.5cm" svg:height="0.8cm" svg:x="0.3cm" svg:y="8.9cm">
          <text:p/>
          <draw:enhanced-geometry svg:viewBox="0 0 21600 21600" draw:glue-points="?f0 0 ?f1 10800 0 21600 10800 21600 21600 21600 ?f7 10800" draw:text-areas="?f1 10800 ?f2 18000 ?f3 7200 ?f4 21600" draw:type="isosceles-triangle" draw:modifiers="10851.445401985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0:32:26.223890250</meta:creation-date>
    <dc:date>2018-10-17T19:45:41.034155481</dc:date>
    <meta:editing-duration>PT6H22M48S</meta:editing-duration>
    <meta:editing-cycles>7</meta:editing-cycles>
    <meta:generator>LibreOffice/5.1.6.2$Linux_X86_64 LibreOffice_project/10m0$Build-2</meta:generator>
    <meta:document-statistic meta:object-count="73"/>
  </office:meta>
</office:document-meta>
</file>